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應該要怎樣說呢。</text:p>
      <text:p text:style-name="Standard"/>
      <text:p text:style-name="Standard">不是不喜歡寫，也並非沒有靈感，只是單純的畏懼着寫作而已。與其說是畏懼寫作，不如說是害怕有目的的文字，這個事實本身。最近开始焦虑起来了，因为各种事情，就连文学本身也变了，不再是从前毫无拘束的辽原，而是将想法本身锁住的白色房间。每个文字从指尖倾泻而出时，都在为何种概念挂上枷锁，文学中稍稍打破这种情况的便是意象，情绪、概念、事物从每个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1" style:font-family-complex="'Noto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2:14:47.504090697</meta:creation-date>
    <dc:date>2021-08-25T12:25:27.516172136</dc:date>
    <meta:editing-duration>PT10M45S</meta:editing-duration>
    <meta:editing-cycles>1</meta:editing-cycles>
    <meta:document-statistic meta:table-count="0" meta:image-count="0" meta:object-count="0" meta:page-count="1" meta:paragraph-count="2" meta:word-count="173" meta:character-count="173" meta:non-whitespace-character-count="173"/>
    <meta:generator>LibreOffice/7.2.0.4$Linux_X86_64 LibreOffice_project/20$Build-4</meta:generator>
  </office:meta>
</office:document-meta>
</file>